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kombinacje pikseli i sprajtów (oraz inverse dla ANTIC4) dla podkolorowanego trybu GTIA10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office:value-type="string" calcext:value-type="string">
            <text:p>Kolumna kolor to kolor wynikowy - jeden z 23 jakie uzyskujemy finalnie na ekranie.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hires</text:p>
          </table:table-cell>
          <table:table-cell table:style-name="Default"/>
          <table:table-cell/>
          <table:table-cell table:style-name="Default" office:value-type="string" calcext:value-type="string">
            <text:p>multicolor</text:p>
          </table:table-cell>
          <table:table-cell table:style-name="Default" table:number-columns-repeated="2"/>
          <table:table-cell/>
          <table:table-cell office:value-type="string" calcext:value-type="string">
            <text:p>Mamy dwa warianty - pierwszy dla trybu hires (GR.0/ANTIC2, ANTIC3, GR.8/ANTICF) i drugi dla trybu multicolor (GR.12/ANTIC4 i GR.13/ANTIC5)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lor</text:p>
          </table:table-cell>
          <table:table-cell/>
          <table:table-cell table:style-name="Default" office:value-type="string" calcext:value-type="string">
            <text:p>piksel</text:p>
          </table:table-cell>
          <table:table-cell table:style-name="Default" office:value-type="string" calcext:value-type="string">
            <text:p>sprajt</text:p>
          </table:table-cell>
          <table:table-cell/>
          <table:table-cell table:style-name="Default" office:value-type="string" calcext:value-type="string">
            <text:p>piksel</text:p>
          </table:table-cell>
          <table:table-cell table:style-name="Default" office:value-type="string" calcext:value-type="string">
            <text:p>sprajt</text:p>
          </table:table-cell>
          <table:table-cell table:style-name="Default" office:value-type="string" calcext:value-type="string">
            <text:p>inverse</text:p>
          </table:table-cell>
          <table:table-cell/>
          <table:table-cell office:value-type="string" calcext:value-type="string">
            <text:p>Dla każdego wariantu żeby uzyskać dany kolor trzeba postawić piksel na ekranie o zadanym numerze (kolumna piksel) oraz ewentualnie sprajta (kolumna sprajt) w zadanej konfiguracji: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 PMx - tylko player lub missile x.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 PMxy - punkt playera/missille x i playera/missile y zapalone równocześnie.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W trybie multicolor dla uzyskania niektórych barw trzeba jeszcze w pamięci ekranu postawić znak normalny lub w inwersie (kolumna inverse):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 pusta oznacza że kolor dostępny jest zarówno w znaku normalnym, jak i w inverse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 "minus" oznacza, że kolor dostępny jest tylko w znaku normalnym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 "plus" oznacza, że kolor dostępny jest tylko w znaku w inverse video.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M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M0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M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M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M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M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M0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M01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M0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M01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M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M1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M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M1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M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M23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M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M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+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M2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23</text:p>
          </table:table-cell>
          <table:table-cell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M2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23</text:p>
          </table:table-cell>
          <table:table-cell office:value-type="string" calcext:value-type="string">
            <text:p>+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M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-</text:p>
          </table:table-cell>
          <table:table-cell table:style-name="ce1"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M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+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.00.0000</text:date>, <text:time style:data-style-name="N2" text:time-value="19:17:06.46819035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6:42:04.395467601</meta:creation-date>
    <dc:date>2020-10-09T19:17:21.708061095</dc:date>
    <meta:editing-duration>PT10M13S</meta:editing-duration>
    <meta:editing-cycles>5</meta:editing-cycles>
    <meta:generator>LibreOffice/6.0.7.3$Linux_X86_64 LibreOffice_project/00m0$Build-3</meta:generator>
    <meta:document-statistic meta:table-count="1" meta:cell-count="143" meta:object-count="0"/>
  </office:meta>
</office:document-meta>
</file>